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0800000008913C8356.png"/>
  <manifest:file-entry manifest:media-type="text/xml" manifest:full-path="content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rdf+xml" manifest:full-path="manifest.rdf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text/xml" manifest:full-path="meta.xml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full-path="Object 13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application/binary" manifest:full-path="layout-cache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es New Roman1" svg:font-family="'Times New Roman'" style:font-family-generic="roman"/>
    <style:font-face style:name="Lucida Console" svg:font-family="'Lucida Console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re Calculus Examples</text:p>
      <text:p text:style-name="Subtitle">David A. Wheeler</text:p>
      <text:p text:style-name="Text_20_body"/>
      <text:h text:style-name="Heading_20_2" text:outline-level="2">Differentials</text:h>
      <text:p text:style-name="Text_20_body">The “differential” is a new function that tells you the slope, at every point, of some original function.</text:p>
      <text:p text:style-name="Text_20_body">You can differentiate simple polynomials with terms cx<text:span text:style-name="T1">n</text:span> by replacing each term with cnx<text:span text:style-name="T1">n-1</text:span> <text:s/>(multiply, then decrement the exponent). <text:s/>This only works as-is when “x” is a simple variable.</text:p>
      <text:p text:style-name="Text_20_body">Given f(x)=3x<text:span text:style-name="T1">2</text:span> + 4x – 1, what is its differential <text:s/>f <text:span text:style-name="T3">´</text:span>(x) ?<text:tab/>Answer: <text:s/>6x + 4.</text:p>
      <text:p text:style-name="Text_20_body">Find<draw:frame draw:style-name="fr1" draw:name="Object13" text:anchor-type="as-char" svg:width="1.672in" svg:height="0.3937in" draw:z-index="0"><draw:object xlink:href="./Object 14" xlink:type="simple" xlink:show="embed" xlink:actuate="onLoad"/><draw:image xlink:href="./ObjectReplacements/Object 14" xlink:type="simple" xlink:show="embed" xlink:actuate="onLoad"/></draw:frame>. <text:s/><text:tab/>Answer: 21x<text:span text:style-name="T1">6</text:span> + 24x<text:span text:style-name="T1">5</text:span> + 66x<text:span text:style-name="T1">2</text:span>.</text:p>
      <text:p text:style-name="Text_20_body">Find<draw:frame draw:style-name="fr1" draw:name="Object14" text:anchor-type="as-char" svg:width="1.8346in" svg:height="0.3937in" draw:z-index="1"><draw:object xlink:href="./Object 15" xlink:type="simple" xlink:show="embed" xlink:actuate="onLoad"/><draw:image xlink:href="./ObjectReplacements/Object 15" xlink:type="simple" xlink:show="embed" xlink:actuate="onLoad"/><svg:desc>formula</svg:desc></draw:frame>. <text:s/><text:tab/>Answer: -18x<text:span text:style-name="T1">5</text:span> + 2x<text:span text:style-name="T1">3</text:span> + 16x.</text:p>
      <text:p text:style-name="Text_20_body">Find<draw:frame draw:style-name="fr1" draw:name="Object15" text:anchor-type="as-char" svg:width="1.6571in" svg:height="0.3937in" draw:z-index="2"><draw:object xlink:href="./Object 16" xlink:type="simple" xlink:show="embed" xlink:actuate="onLoad"/><draw:image xlink:href="./ObjectReplacements/Object 16" xlink:type="simple" xlink:show="embed" xlink:actuate="onLoad"/><svg:desc>formula</svg:desc></draw:frame>. <text:s/><text:tab/>Answer: 36x<text:span text:style-name="T1">11</text:span> – 28 x<text:span text:style-name="T1">3</text:span> – 2.</text:p>
      <text:p text:style-name="Text_20_body">Find the slope at x=4 for function f(x) = 7x<text:span text:style-name="T1">4</text:span> – 3x<text:span text:style-name="T1">2</text:span> – 2.</text:p>
      <text:p text:style-name="Text_20_body"><text:s text:c="3"/><text:tab/>Answer: The differential f <text:span text:style-name="T3">´</text:span>(x) = 28x<text:span text:style-name="T1">3</text:span> – 6x; we want slope at x=4, f <text:span text:style-name="T3">´</text:span>(4)= 28(4)<text:span text:style-name="T1">3</text:span> – 6(4) = 1768.</text:p>
      <text:h text:style-name="Heading_20_2" text:outline-level="2">Indefinite Integrals (Anti-derivatives)</text:h>
      <text:p text:style-name="Text_20_body">The indefinite integral (anti-derivative) is just the reverse of the differential.</text:p>
      <text:p text:style-name="Text_20_body">Find the indefinite integral for a simple polynomial by replacing every term – just increment the exponent first, <text:span text:style-name="T2">then</text:span> divide the coefficient by the new exponent each term cx<text:span text:style-name="T1">n</text:span> with <draw:frame draw:style-name="fr1" draw:name="Object16" text:anchor-type="as-char" svg:width="0.6744in" svg:height="0.3937in" draw:z-index="8"><draw:object xlink:href="./Object 2" xlink:type="simple" xlink:show="embed" xlink:actuate="onLoad"/><draw:image xlink:href="./ObjectReplacements/Object 2" xlink:type="simple" xlink:show="embed" xlink:actuate="onLoad"/></draw:frame>(exactly the opposite steps and order from differentiation). <text:s/>This rule only works when “x” is a simple variable.</text:p>
      <text:p text:style-name="Text_20_body">Remember to <text:span text:style-name="T2">always</text:span> add “+ C” at the end of any <text:span text:style-name="T2">indefinite</text:span> integral!! (Why? <text:s/>Since differentiation drops constants, without more information we can’t restore the constant when we reverse it.)</text:p>
      <text:p text:style-name="Text_20_body">Find <draw:frame draw:style-name="fr1" draw:name="Object4" text:anchor-type="as-char" svg:width="1.528in" svg:height="0.252in" draw:z-index="3"><draw:object xlink:href="./Object 4" xlink:type="simple" xlink:show="embed" xlink:actuate="onLoad"/><draw:image xlink:href="./ObjectReplacements/Object 4" xlink:type="simple" xlink:show="embed" xlink:actuate="onLoad"/></draw:frame>. <text:s text:c="2"/><text:tab/><text:tab/>Answer: 2x<text:span text:style-name="T1">8</text:span> + 5x<text:span text:style-name="T1">3</text:span> – 4x + C.</text:p>
      <text:p text:style-name="Text_20_body">Find <draw:frame draw:style-name="fr1" draw:name="Object1" text:anchor-type="as-char" svg:width="1.5217in" svg:height="0.252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. <text:s text:c="2"/><text:tab/><text:tab/>Answer: 2x<text:span text:style-name="T1">6</text:span> + 4x<text:span text:style-name="T1">5</text:span> – 7x + C.</text:p>
      <text:p text:style-name="Text_20_body">Find <draw:frame draw:style-name="fr1" draw:name="Object2" text:anchor-type="as-char" svg:width="1.661in" svg:height="0.250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.<text:tab/><text:tab/>Answer: 9x<text:span text:style-name="T1">8</text:span> – 3x<text:span text:style-name="T1">7</text:span> – 9x<text:span text:style-name="T1">6</text:span> + C.</text:p>
      <text:p text:style-name="Text_20_body">Find <draw:frame draw:style-name="fr1" draw:name="Object3" text:anchor-type="as-char" svg:width="1.8909in" svg:height="0.2508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.<text:tab/><text:tab/>Answer: 11x<text:span text:style-name="T1">10</text:span> + 4x<text:span text:style-name="T1">3</text:span> – 9x<text:span text:style-name="T1">2</text:span> + 8x + C.</text:p>
      <text:h text:style-name="P1" text:outline-level="2"/>
      <text:h text:style-name="P2" text:outline-level="2">Definite Integrals</text:h>
      <text:p text:style-name="Text_20_body">When you want to find a definite integral (that is, the area from x=a to x=b) for some function f(x), you first find the indefinite integral (call it F(x)) and calculate F(b) – F(a). <text:s/>You can ignore the “C” in this case; since C-C is always 0, the unknown constant C will always cancel out. <text:s/>In short:</text:p>
      <text:p text:style-name="Text_20_body"><draw:frame draw:style-name="fr1" draw:name="Object27" text:anchor-type="as-char" svg:width="1.7299in" svg:height="0.3146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Text_20_body"/>
      <text:p text:style-name="Text_20_body">Find <draw:frame draw:style-name="fr1" draw:name="Object6" text:anchor-type="as-char" svg:width="0.7457in" svg:height="0.3154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Text_20_body">Answer: Indefinite integral F(x) = 2x<text:span text:style-name="T1">2</text:span> + C, so<text:line-break/>F(5) – F(3) = (2(5)<text:span text:style-name="T1">2</text:span> + C) – (2(3)<text:span text:style-name="T1">2</text:span> + C) = 50 – 18 = 32</text:p>
      <text:p text:style-name="Text_20_body"/>
      <text:p text:style-name="Text_20_body">Find <draw:frame draw:style-name="fr1" draw:name="Object5" text:anchor-type="as-char" svg:width="0.8008in" svg:height="0.3154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Text_20_body">Answer: Indefinite integral F(x) = 2x<text:span text:style-name="T1">4</text:span> + C, so<text:line-break/>F(7) – F(5) = (2(7)<text:span text:style-name="T1">4</text:span> + C) – (2(5)<text:span text:style-name="T1">4</text:span> + C) = 4802 – 1250 = 3552</text:p>
      <text:p text:style-name="Text_20_body"/>
      <text:p text:style-name="Text_20_body">Find <draw:frame draw:style-name="fr1" draw:name="Object12" text:anchor-type="as-char" svg:width="1.4791in" svg:height="0.3154in" draw:z-index="9"><draw:object xlink:href="./Object 17" xlink:type="simple" xlink:show="embed" xlink:actuate="onLoad"/><draw:image xlink:href="./ObjectReplacements/Object 17" xlink:type="simple" xlink:show="embed" xlink:actuate="onLoad"/></draw:frame>.</text:p>
      <text:p text:style-name="Text_20_body">Answer: Indefinite integral F(x) = 2x<text:span text:style-name="T1">8</text:span> + 5x<text:span text:style-name="T1">3</text:span> – 4x + C, so<text:line-break/>F(6) – F(3) = <text:s/>(2(6)<text:span text:style-name="T1">8</text:span> + 5(6)<text:span text:style-name="T1">3</text:span> – 4(6) + C) – <text:s/>(2(3)<text:span text:style-name="T1">8</text:span> + 5(3)<text:span text:style-name="T1">3</text:span> – 4(3) + C) = 3360288 – 13245 = 3347043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imes New Roman1" svg:font-family="'Times New Roman'" style:font-family-generic="roman"/>
    <style:font-face style:name="Lucida Console" svg:font-family="'Lucida Console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0799in" draw:distance="0.0799in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meta:initial-creator>David A. Wheeler</meta:initial-creator>
    <meta:creation-date>2007-09-03T22:43:21</meta:creation-date>
    <dc:date>2012-05-14T18:32:13.16</dc:date>
    <meta:printed-by>David A. Wheeler</meta:printed-by>
    <meta:print-date>2008-03-02T22:36:41</meta:print-date>
    <meta:editing-cycles>438</meta:editing-cycles>
    <meta:editing-duration>P3DT10H32M43S</meta:editing-duration>
    <meta:document-statistic meta:table-count="0" meta:image-count="0" meta:object-count="12" meta:page-count="2" meta:paragraph-count="28" meta:word-count="420" meta:character-count="2151" meta:non-whitespace-character-count="171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 stretchy="false">∫</mo>
        <mfenced open="(" close=")">
          <mrow>
            <mn>12</mn>
            <mrow>
              <msup>
                <mi>x</mi>
                <mn>5</mn>
              </msup>
              <mo stretchy="false">+</mo>
              <mn>20</mn>
            </mrow>
            <mrow>
              <msup>
                <mi>x</mi>
                <mn>4</mn>
              </msup>
              <mo stretchy="false">−</mo>
              <mn>7</mn>
            </mrow>
          </mrow>
        </mfenced>
      </mrow>
      <mi mathvariant="italic">dx</mi>
    </mrow>
    <annotation encoding="StarMath 5.0">int left ( 12 x^5 + 20 x^4 - 7 right ) dx</annotation>
  </semantics>
</math>
</file>

<file path=Object 12/content.xml><?xml version="1.0" encoding="utf-8"?>
<math xmlns="http://www.w3.org/1998/Math/MathML">
  <semantics>
    <mrow>
      <mrow>
        <mo stretchy="false">∫</mo>
        <mn>110</mn>
      </mrow>
      <mrow>
        <msup>
          <mi>x</mi>
          <mn>9</mn>
        </msup>
        <mo stretchy="false">+</mo>
        <mn>12</mn>
      </mrow>
      <mrow>
        <msup>
          <mi>x</mi>
          <mn>2</mn>
        </msup>
        <mo stretchy="false">−</mo>
        <mn>18</mn>
      </mrow>
      <mrow>
        <mi>x</mi>
        <mo stretchy="false">+</mo>
        <mn>8</mn>
      </mrow>
      <mi mathvariant="italic">dx</mi>
    </mrow>
    <annotation encoding="StarMath 5.0">int 110 x^9 + 12 x^2 - 18 x + 8 dx</annotation>
  </semantics>
</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i>a</math:mi>
          <math:mi>b</math:mi>
        </math:msubsup>
        <math:mi>f</math:mi>
      </math:mrow>
      <math:mrow>
        <math:mo math:stretchy="false">(</math:mo>
        <math:mi>x</math:mi>
        <math:mo math:stretchy="false">)</math:mo>
      </math:mrow>
      <math:mrow>
        <math:mi math:fontstyle="italic">dx</math:mi>
        <math:mo math:stretchy="false">=</math:mo>
        <math:mi>F</math:mi>
      </math:mrow>
      <math:mrow>
        <math:mrow>
          <math:mo math:stretchy="false">(</math:mo>
          <math:mi>b</math:mi>
          <math:mo math:stretchy="false">)</math:mo>
        </math:mrow>
        <math:mo math:stretchy="false">−</math:mo>
        <math:mi>F</math:mi>
      </math:mrow>
      <math:mrow>
        <math:mo math:stretchy="false">(</math:mo>
        <math:mi>a</math:mi>
        <math:mo math:stretchy="false">)</math:mo>
      </math:mrow>
    </math:mrow>
    <math:annotation math:encoding="StarMath 5.0">int sub a sup b f(x) dx = F(b) - F(a)</math:annotation>
  </math:semantics>
</math:math>
</file>

<file path=Object 14/content.xml><?xml version="1.0" encoding="utf-8"?>
<math xmlns="http://www.w3.org/1998/Math/MathML">
  <semantics>
    <mrow>
      <mfrac>
        <mi>d</mi>
        <mi mathvariant="italic">dx</mi>
      </mfrac>
      <mrow>
        <mo stretchy="false">(</mo>
        <mrow>
          <mn>3</mn>
          <mrow>
            <msup>
              <mi>x</mi>
              <mn>7</mn>
            </msup>
            <mo stretchy="false">+</mo>
            <mn>4</mn>
          </mrow>
          <mrow>
            <msup>
              <mi>x</mi>
              <mn>6</mn>
            </msup>
            <mo stretchy="false">+</mo>
            <mn>22</mn>
          </mrow>
          <mrow>
            <msup>
              <mi>x</mi>
              <mn>3</mn>
            </msup>
            <mo stretchy="false">+</mo>
            <mn>7</mn>
          </mrow>
        </mrow>
        <mo stretchy="false">)</mo>
      </mrow>
    </mrow>
    <annotation encoding="StarMath 5.0">d over dx  ( 3 x^7 + 4 x^6 + 22 x^3 + 7 )</annotation>
  </semantics>
</math>
</file>

<file path=Object 15/content.xml><?xml version="1.0" encoding="utf-8"?>
<math xmlns="http://www.w3.org/1998/Math/MathML">
  <semantics>
    <mrow>
      <mfrac>
        <mi>d</mi>
        <mi mathvariant="italic">dx</mi>
      </mfrac>
      <mrow>
        <mo stretchy="false">(</mo>
        <mrow>
          <mrow>
            <mo stretchy="false">−</mo>
            <mn>3</mn>
          </mrow>
          <mrow>
            <msup>
              <mi>x</mi>
              <mn>6</mn>
            </msup>
            <mo stretchy="false">+</mo>
            <mn>0.5</mn>
          </mrow>
          <mrow>
            <msup>
              <mi>x</mi>
              <mn>4</mn>
            </msup>
            <mo stretchy="false">+</mo>
            <mn>8</mn>
          </mrow>
          <mrow>
            <msup>
              <mi>x</mi>
              <mn>2</mn>
            </msup>
            <mo stretchy="false">+</mo>
            <mn>7</mn>
          </mrow>
        </mrow>
        <mo stretchy="false">)</mo>
      </mrow>
    </mrow>
    <annotation encoding="StarMath 5.0">d over dx  ( -3 x^6 + 0.5 x^4 + 8 x^2 + 7 )</annotation>
  </semantics>
</math>
</file>

<file path=Object 16/content.xml><?xml version="1.0" encoding="utf-8"?>
<math xmlns="http://www.w3.org/1998/Math/MathML">
  <semantics>
    <mrow>
      <mfrac>
        <mi>d</mi>
        <mi mathvariant="italic">dx</mi>
      </mfrac>
      <mrow>
        <mo stretchy="false">(</mo>
        <mrow>
          <mn>3</mn>
          <mrow>
            <msup>
              <mi>x</mi>
              <mn>12</mn>
            </msup>
            <mo stretchy="false">−</mo>
            <mn>7</mn>
          </mrow>
          <mrow>
            <msup>
              <mi>x</mi>
              <mn>4</mn>
            </msup>
            <mo stretchy="false">−</mo>
            <mn>2</mn>
          </mrow>
          <mrow>
            <mi>x</mi>
            <mo stretchy="false">−</mo>
            <mn>7</mn>
          </mrow>
        </mrow>
        <mo stretchy="false">)</mo>
      </mrow>
    </mrow>
    <annotation encoding="StarMath 5.0">d over dx  (  3 x^12 - 7 x^4 - 2 x - 7 )</annotation>
  </semantics>
</math>
</file>

<file path=Object 17/content.xml><?xml version="1.0" encoding="utf-8"?>
<math xmlns="http://www.w3.org/1998/Math/MathML">
  <semantics>
    <mrow>
      <mrow>
        <msubsup>
          <mo stretchy="false">∫</mo>
          <mn>3</mn>
          <mn>6</mn>
        </msubsup>
        <mn>16</mn>
      </mrow>
      <mrow>
        <msup>
          <mi>x</mi>
          <mn>7</mn>
        </msup>
        <mo stretchy="false">+</mo>
        <mn>15</mn>
      </mrow>
      <mrow>
        <msup>
          <mi>x</mi>
          <mn>2</mn>
        </msup>
        <mo stretchy="false">−</mo>
        <mn>4</mn>
      </mrow>
      <mi mathvariant="italic">dx</mi>
    </mrow>
    <annotation encoding="StarMath 5.0">int sub 3 sup 6 16 x^7 + 15 x^2 - 4  dx</annotation>
  </semantics>
</math>
</file>

<file path=Object 2/content.xml><?xml version="1.0" encoding="utf-8"?>
<math xmlns="http://www.w3.org/1998/Math/MathML">
  <semantics>
    <mrow>
      <mrow>
        <mfrac>
          <mi>c</mi>
          <mrow>
            <mrow>
              <mi>n</mi>
              <mo stretchy="false">+</mo>
              <mn>1</mn>
            </mrow>
          </mrow>
        </mfrac>
      </mrow>
      <msup>
        <mi>x</mi>
        <mrow>
          <mrow>
            <mi>n</mi>
            <mo stretchy="false">+</mo>
            <mn>1</mn>
          </mrow>
        </mrow>
      </msup>
    </mrow>
    <annotation encoding="StarMath 5.0">{c over {n+1} } x ^ {n + 1}</annotation>
  </semantics>
</math>
</file>

<file path=Object 3/content.xml><?xml version="1.0" encoding="utf-8"?>
<math xmlns="http://www.w3.org/1998/Math/MathML">
  <semantics>
    <mrow>
      <mrow>
        <mo stretchy="false">∫</mo>
        <mn>72</mn>
      </mrow>
      <mrow>
        <msup>
          <mi>x</mi>
          <mn>7</mn>
        </msup>
        <mo stretchy="false">−</mo>
        <mn>21</mn>
      </mrow>
      <mrow>
        <msup>
          <mi>x</mi>
          <mn>6</mn>
        </msup>
        <mo stretchy="false">−</mo>
        <msup>
          <mn>54x</mn>
          <mn>5</mn>
        </msup>
      </mrow>
      <mi mathvariant="italic">dx</mi>
    </mrow>
    <annotation encoding="StarMath 5.0">int 72 x^7 - 21 x^6 - 54x ^ 5 dx</annotation>
  </semantics>
</math>
</file>

<file path=Object 4/content.xml><?xml version="1.0" encoding="utf-8"?>
<math xmlns="http://www.w3.org/1998/Math/MathML">
  <semantics>
    <mrow>
      <mrow>
        <mo stretchy="false">∫</mo>
        <mfenced open="(" close=")">
          <mrow>
            <mn>16</mn>
            <mrow>
              <msup>
                <mi>x</mi>
                <mn>7</mn>
              </msup>
              <mo stretchy="false">+</mo>
              <mn>15</mn>
            </mrow>
            <mrow>
              <msup>
                <mi>x</mi>
                <mn>2</mn>
              </msup>
              <mo stretchy="false">−</mo>
              <mn>4</mn>
            </mrow>
          </mrow>
        </mfenced>
      </mrow>
      <mi mathvariant="italic">dx</mi>
    </mrow>
    <annotation encoding="StarMath 5.0">int left ( 16 x^7 + 15 x^2 - 4 right ) dx</annotation>
  </semantics>
</math>
</file>

<file path=Object 5/content.xml><?xml version="1.0" encoding="utf-8"?>
<math xmlns="http://www.w3.org/1998/Math/MathML">
  <semantics>
    <mrow>
      <mrow>
        <msubsup>
          <mo stretchy="false">∫</mo>
          <mn>5</mn>
          <mn>7</mn>
        </msubsup>
        <mfenced open="(" close=")">
          <mrow>
            <msup>
              <mn>8x</mn>
              <mn>3</mn>
            </msup>
          </mrow>
        </mfenced>
      </mrow>
      <mi mathvariant="italic">dx</mi>
    </mrow>
    <annotation encoding="StarMath 5.0">int sub 5 sup 7 left ( 8x^ 3 right ) dx</annotation>
  </semantics>
</math>
</file>

<file path=Object 6/content.xml><?xml version="1.0" encoding="utf-8"?>
<math xmlns="http://www.w3.org/1998/Math/MathML">
  <semantics>
    <mrow>
      <mrow>
        <msubsup>
          <mo stretchy="false">∫</mo>
          <mn>3</mn>
          <mn>5</mn>
        </msubsup>
        <mfenced open="(" close=")">
          <mrow>
            <mn>4x</mn>
          </mrow>
        </mfenced>
      </mrow>
      <mi mathvariant="italic">dx</mi>
    </mrow>
    <annotation encoding="StarMath 5.0">int sub 3 sup 5 left ( 4x right ) dx</annotation>
  </semantics>
</math>
</file>